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1178a7"/>
    </style:style>
    <style:style style:name="P2" style:family="paragraph" style:parent-style-name="Text_20_body">
      <style:text-properties officeooo:rsid="001018a7" officeooo:paragraph-rsid="001018a7"/>
    </style:style>
    <style:style style:name="P3" style:family="paragraph" style:parent-style-name="Title">
      <style:text-properties officeooo:rsid="001018a7" officeooo:paragraph-rsid="001018a7"/>
    </style:style>
    <style:style style:name="P4" style:family="paragraph" style:parent-style-name="Text_20_body">
      <style:text-properties officeooo:rsid="001018a7" officeooo:paragraph-rsid="001178a7"/>
    </style:style>
    <style:style style:name="P5" style:family="paragraph" style:parent-style-name="Text_20_body">
      <style:paragraph-properties fo:margin-left="0in" fo:margin-right="0in" fo:text-indent="0in" style:auto-text-indent="false"/>
    </style:style>
    <style:style style:name="P6" style:family="paragraph" style:parent-style-name="Text_20_body">
      <style:text-properties officeooo:rsid="001608cb" officeooo:paragraph-rsid="001608cb"/>
    </style:style>
    <style:style style:name="P7" style:family="paragraph" style:parent-style-name="Heading_20_1">
      <style:paragraph-properties fo:break-before="page"/>
    </style:style>
    <style:style style:name="P8" style:family="paragraph" style:parent-style-name="Heading_20_2">
      <style:text-properties officeooo:paragraph-rsid="001178a7"/>
    </style:style>
    <style:style style:name="P9" style:family="paragraph" style:parent-style-name="Heading_20_2">
      <style:paragraph-properties fo:break-before="page"/>
    </style:style>
    <style:style style:name="P10" style:family="paragraph" style:parent-style-name="Heading_20_3">
      <style:text-properties officeooo:rsid="001178a7" officeooo:paragraph-rsid="001178a7"/>
    </style:style>
    <style:style style:name="P11" style:family="paragraph" style:parent-style-name="Heading_20_3">
      <style:text-properties officeooo:paragraph-rsid="001178a7"/>
    </style:style>
    <style:style style:name="P12" style:family="paragraph" style:parent-style-name="Text_20_body" style:list-style-name="L1">
      <style:paragraph-properties fo:margin-top="0in" fo:margin-bottom="0in" style:contextual-spacing="false"/>
      <style:text-properties officeooo:paragraph-rsid="001178a7"/>
    </style:style>
    <style:style style:name="P13" style:family="paragraph" style:parent-style-name="Text_20_body" style:list-style-name="L1">
      <style:text-properties officeooo:paragraph-rsid="001178a7"/>
    </style:style>
    <style:style style:name="P14" style:family="paragraph" style:parent-style-name="Text_20_body">
      <style:text-properties officeooo:rsid="00177037" officeooo:paragraph-rsid="00177037"/>
    </style:style>
    <style:style style:name="P15" style:family="paragraph" style:parent-style-name="Text_20_body">
      <style:text-properties officeooo:rsid="00177037" officeooo:paragraph-rsid="0018042c"/>
    </style:style>
    <style:style style:name="P16" style:family="paragraph" style:parent-style-name="Text_20_body">
      <style:text-properties fo:font-weight="bold" officeooo:rsid="0018042c" officeooo:paragraph-rsid="0018042c" style:font-weight-asian="bold" style:font-weight-complex="bold"/>
    </style:style>
    <style:style style:name="P17" style:family="paragraph" style:parent-style-name="Text_20_body" style:list-style-name="L2">
      <style:text-properties officeooo:rsid="0018042c" officeooo:paragraph-rsid="0018042c"/>
    </style:style>
    <style:style style:name="P18" style:family="paragraph" style:parent-style-name="Text_20_body" style:list-style-name="L2">
      <style:text-properties officeooo:rsid="00196dac" officeooo:paragraph-rsid="00196dac"/>
    </style:style>
    <style:style style:name="P19" style:family="paragraph" style:parent-style-name="Text_20_body" style:list-style-name="L2">
      <style:text-properties officeooo:rsid="001a0c80" officeooo:paragraph-rsid="001a0c80"/>
    </style:style>
    <style:style style:name="P20" style:family="paragraph" style:parent-style-name="Text_20_body" style:list-style-name="L2">
      <style:text-properties officeooo:rsid="001aa738" officeooo:paragraph-rsid="001aa738"/>
    </style:style>
    <style:style style:name="T1" style:family="text">
      <style:text-properties officeooo:rsid="001178a7"/>
    </style:style>
    <style:style style:name="T2" style:family="text">
      <style:text-properties style:text-underline-style="solid" style:text-underline-width="auto" style:text-underline-color="font-color"/>
    </style:style>
    <style:style style:name="T3" style:family="text">
      <style:text-properties officeooo:rsid="00140e95"/>
    </style:style>
    <style:style style:name="T4" style:family="text">
      <style:text-properties fo:font-weight="normal" style:font-weight-asian="normal" style:font-weight-complex="normal"/>
    </style:style>
    <style:style style:name="T5" style:family="text">
      <style:text-properties fo:font-weight="normal" officeooo:rsid="0018042c" style:font-weight-asian="normal" style:font-weight-complex="normal"/>
    </style:style>
    <style:style style:name="T6" style:family="text">
      <style:text-properties fo:font-weight="bold" officeooo:rsid="0018042c" style:font-weight-asian="bold" style:font-weight-complex="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eliverable 1</text:p>
      <text:p text:style-name="P2"/>
      <text:p text:style-name="P2"/>
      <text:h text:style-name="Heading_20_1" text:outline-level="1">System description</text:h>
      <text:p text:style-name="P5">Describe your system briefly including its main functionality (bulleted list). In particular, you must produce BOTH of the discussed context diagrams: the informal and formal notation. (cf. the lecture 1). </text:p>
      <text:p text:style-name="Text_20_body"/>
      <text:h text:style-name="P8" text:outline-level="2">Overall functionality</text:h>
      <text:p text:style-name="P15">Imagine the following. Kevin wants to bet on Holger winning his tennis match. He checks his usual site, which gives odds 1.8. But his mate next to him scuffs at him “you should check out my site, it gives odds 1.9”. Kevin quickly realizes that he is not loyal to his site, he is mostly interested in placing on any site with the best odds available. <text:span text:style-name="T6">Introducing BestBets</text:span><text:span text:style-name="T5">:</text:span></text:p>
      <text:list text:style-name="L2">
        <text:list-item>
          <text:p text:style-name="P17"><text:span text:style-name="T4">Shows the best odds available on any site, for any match.</text:span></text:p>
        </text:list-item>
        <text:list-item>
          <text:p text:style-name="P17"><text:span text:style-name="T4">Always be ready to place bets, only deposit money on BestBets and we handle forwarding of money. That means you don't have to place 200 kr. On EVERY site, in order to be quick to bet, place only 200 kr on BestBets, and be able to place 200 kr on EVERY site.</text:span></text:p>
        </text:list-item>
        <text:list-item>
          <text:p text:style-name="P18"><text:span text:style-name="T4">Think the best odds are bad? Open your own position, and act like the bookmaker</text:span></text:p>
        </text:list-item>
        <text:list-item>
          <text:p text:style-name="P18"><text:span text:style-name="T4">Stock-like features! Trigger order, when a certain game reaches certain odds.</text:span></text:p>
        </text:list-item>
        <text:list-item>
          <text:p text:style-name="P19"><text:span text:style-name="T4">Quickly register for any bookmaker, through a saved formula, to get consistent information across multiple sites.</text:span></text:p>
        </text:list-item>
        <text:list-item>
          <text:p text:style-name="P20"><text:span text:style-name="T4">Get an instant overview of current bets, accounts and bonuses!</text:span></text:p>
        </text:list-item>
        <text:list-item>
          <text:p text:style-name="P20"><text:span text:style-name="T4">Settings to ensure only your favorite sports are shown, to ease navigation and usage.</text:span></text:p>
        </text:list-item>
      </text:list>
      <text:p text:style-name="P16"><text:span text:style-name="T4"/></text:p>
      <text:p text:style-name="P14"/>
      <text:h text:style-name="P9" text:outline-level="2">Context diagram<text:span text:style-name="T1">s</text:span></text:h>
      <text:p text:style-name="Text_20_body"/>
      <text:h text:style-name="P10" text:outline-level="3">Formal</text:h>
      <text:p text:style-name="P1"/>
      <text:h text:style-name="P10" text:outline-level="3">Informal</text:h>
      <text:p text:style-name="P2"/>
      <text:p text:style-name="P2"/>
      <text:h text:style-name="P7" text:outline-level="1">Architectural analysis</text:h>
      <text:p text:style-name="P5">Describe architecturally significant requirements (ASRs). The ASRs should be in the form of Quality Attribute Scenarios and these should be the output of a Quality Attribute Workshop (QAW). You should also report on the outcomes of the QAW. There should be at least 3 scenario's for each significant architectural driver </text:p>
      <text:p text:style-name="P2"/>
      <text:h text:style-name="Heading_20_2" text:outline-level="2">Quality Attribute Workshop <text:span text:style-name="T3">&amp; ASRs</text:span></text:h>
      <text:p text:style-name="P2"/>
      <text:h text:style-name="Heading_20_2" text:outline-level="2">Quality Attribute Scenarios</text:h>
      <text:p text:style-name="P2"/>
      <text:p text:style-name="P2"/>
      <text:p text:style-name="P2"/>
      <text:p text:style-name="P2"/>
      <text:p text:style-name="P2"/>
      <text:p text:style-name="P2"/>
      <text:p text:style-name="P2"/>
      <text:p text:style-name="P2"/>
      <text:p text:style-name="P2"/>
      <text:p text:style-name="P2"/>
      <text:h text:style-name="Heading_20_3" text:outline-level="3">Refined Scenario 1 (Performance/Scalability)</text:h>
      <text:p text:style-name="Text_20_body"/>
      <text:list xml:id="list1675932799" text:style-name="L1">
        <text:list-item>
          <text:p text:style-name="P12"><text:span text:style-name="Strong_20_Emphasis">Scenario</text:span>: <text:span text:style-name="Emphasis">Massive user surge during the Champions League final</text:span></text:p>
        </text:list-item>
        <text:list-item>
          <text:p text:style-name="P12"><text:span text:style-name="Strong_20_Emphasis">Relevant Quality Attribute</text:span>: Performance/Scalability</text:p>
        </text:list-item>
        <text:list-item>
          <text:p text:style-name="P12"><text:span text:style-name="Strong_20_Emphasis">Stimulus Source</text:span>: End users (thousands of people logging in at once)</text:p>
        </text:list-item>
        <text:list-item>
          <text:p text:style-name="P12"><text:span text:style-name="Strong_20_Emphasis">Stimulus</text:span>: Concurrent users increase from 100 to 10,000 within 10 minutes</text:p>
        </text:list-item>
        <text:list-item>
          <text:p text:style-name="P12"><text:span text:style-name="Strong_20_Emphasis">Environment</text:span>: Production environment under normal operations, cloud deployment</text:p>
        </text:list-item>
        <text:list-item>
          <text:p text:style-name="P12"><text:span text:style-name="Strong_20_Emphasis">Artifact</text:span>: Aggregator Web Application (front-end + aggregator back-end)</text:p>
        </text:list-item>
        <text:list-item>
          <text:p text:style-name="P12"><text:span text:style-name="Strong_20_Emphasis">Response</text:span>: The system continues to serve updated odds without errors or significant delays</text:p>
        </text:list-item>
        <text:list-item>
          <text:p text:style-name="P12"><text:span text:style-name="Strong_20_Emphasis">Response Measure</text:span>:</text:p>
          <text:list>
            <text:list-item>
              <text:p text:style-name="P12">Pages load within 2 seconds for 95% of requests</text:p>
            </text:list-item>
            <text:list-item>
              <text:p text:style-name="P13">Odds update within 3 seconds of provider feed changes</text:p>
            </text:list-item>
          </text:list>
        </text:list-item>
      </text:list>
      <text:p text:style-name="P1"><text:span text:style-name="Strong_20_Emphasis"><text:span text:style-name="T2"/></text:span></text:p>
      <text:h text:style-name="P11" text:outline-level="3"><text:soft-page-break/>Refined Scenario <text:span text:style-name="T1">2</text:span> (Performance/Scalability)</text:h>
      <text:p text:style-name="P1"/>
      <text:list text:continue-numbering="true" text:style-name="L1">
        <text:list-item>
          <text:p text:style-name="P12"><text:span text:style-name="Strong_20_Emphasis">Scenario</text:span>: <text:span text:style-name="Emphasis">Massive user surge during the Champions League final</text:span></text:p>
        </text:list-item>
        <text:list-item>
          <text:p text:style-name="P12"><text:span text:style-name="Strong_20_Emphasis">Relevant Quality Attribute</text:span>: Performance/Scalability</text:p>
        </text:list-item>
        <text:list-item>
          <text:p text:style-name="P12"><text:span text:style-name="Strong_20_Emphasis">Stimulus Source</text:span>: End users (thousands of people logging in at once)</text:p>
        </text:list-item>
        <text:list-item>
          <text:p text:style-name="P12"><text:span text:style-name="Strong_20_Emphasis">Stimulus</text:span>: Concurrent users increase from 100 to 10,000 within 10 minutes</text:p>
        </text:list-item>
        <text:list-item>
          <text:p text:style-name="P12"><text:span text:style-name="Strong_20_Emphasis">Environment</text:span>: Production environment under normal operations, cloud deployment</text:p>
        </text:list-item>
        <text:list-item>
          <text:p text:style-name="P12"><text:span text:style-name="Strong_20_Emphasis">Artifact</text:span>: Aggregator Web Application (front-end + aggregator back-end)</text:p>
        </text:list-item>
        <text:list-item>
          <text:p text:style-name="P12"><text:span text:style-name="Strong_20_Emphasis">Response</text:span>: The system continues to serve updated odds without errors or significant delays</text:p>
        </text:list-item>
        <text:list-item>
          <text:p text:style-name="P12"><text:span text:style-name="Strong_20_Emphasis">Response Measure</text:span>:</text:p>
          <text:list>
            <text:list-item>
              <text:p text:style-name="P12">Pages load within 2 seconds for 95% of requests</text:p>
            </text:list-item>
            <text:list-item>
              <text:p text:style-name="P13">Odds update within 3 seconds of provider feed changes</text:p>
            </text:list-item>
          </text:list>
        </text:list-item>
      </text:list>
      <text:p text:style-name="P1"><text:span text:style-name="Strong_20_Emphasis"><text:span text:style-name="T2"/></text:span></text:p>
      <text:p text:style-name="P4"/>
      <text:p text:style-name="P2"/>
      <text:h text:style-name="P7" text:outline-level="1">Architecture backlog</text:h>
      <text:p text:style-name="P6">3. Maintain and report on an architecture backlog. The backlog should contain decisions you have to make, work you need to do, issues you have etc. all in the <text:span text:style-name="T2">scope of the system</text:span> and <text:span text:style-name="T2">not the project.</text:span></text:p>
      <text:p text:style-name="P6"/>
      <text:p text:style-name="P6"/>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7T09:06:11.706000000</meta:creation-date>
    <dc:date>2025-02-17T09:29:00.885000000</dc:date>
    <meta:editing-duration>PT14M13S</meta:editing-duration>
    <meta:editing-cycles>10</meta:editing-cycles>
    <meta:generator>LibreOffice/7.6.0.3$Windows_X86_64 LibreOffice_project/69edd8b8ebc41d00b4de3915dc82f8f0fc3b6265</meta:generator>
    <meta:document-statistic meta:table-count="0" meta:image-count="0" meta:object-count="0" meta:page-count="5" meta:paragraph-count="43" meta:word-count="539" meta:character-count="3336" meta:non-whitespace-character-count="2865"/>
  </office:meta>
</office:document-meta>
</file>